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 style:list-style-name="L1">
      <style:text-properties officeooo:rsid="0003babc" officeooo:paragraph-rsid="0003babc"/>
    </style:style>
    <style:style style:name="P3" style:family="paragraph" style:parent-style-name="Text_20_body" style:list-style-name="L2">
      <style:text-properties officeooo:rsid="0003babc" officeooo:paragraph-rsid="0003babc"/>
    </style:style>
    <style:style style:name="P4" style:family="paragraph" style:parent-style-name="Text_20_body" style:list-style-name="L4">
      <style:text-properties officeooo:rsid="00048410" officeooo:paragraph-rsid="00048410"/>
    </style:style>
    <style:style style:name="P5" style:family="paragraph" style:parent-style-name="Text_20_body" style:list-style-name="L6">
      <style:text-properties officeooo:rsid="00048410" officeooo:paragraph-rsid="0004dd6f"/>
    </style:style>
    <style:style style:name="P6" style:family="paragraph" style:parent-style-name="Text_20_body" style:list-style-name="L5">
      <style:text-properties officeooo:rsid="000487ff" officeooo:paragraph-rsid="000487ff"/>
    </style:style>
    <style:style style:name="P7" style:family="paragraph" style:parent-style-name="Text_20_body" style:list-style-name="L5">
      <style:text-properties officeooo:rsid="0004dd6f" officeooo:paragraph-rsid="0004dd6f"/>
    </style:style>
    <style:style style:name="P8" style:family="paragraph" style:parent-style-name="Text_20_body" style:list-style-name="L6">
      <style:text-properties officeooo:paragraph-rsid="0004dd6f"/>
    </style:style>
    <style:style style:name="P9" style:family="paragraph" style:parent-style-name="Text_20_body" style:list-style-name="L7">
      <style:text-properties officeooo:rsid="00062038" officeooo:paragraph-rsid="00062038"/>
    </style:style>
    <style:style style:name="P10" style:family="paragraph" style:parent-style-name="Text_20_body" style:list-style-name="L8">
      <style:text-properties officeooo:rsid="00075fce" officeooo:paragraph-rsid="00075fce"/>
    </style:style>
    <style:style style:name="P11" style:family="paragraph" style:parent-style-name="Heading_20_3">
      <style:text-properties officeooo:rsid="0004dd6f" officeooo:paragraph-rsid="0004dd6f"/>
    </style:style>
    <style:style style:name="P12" style:family="paragraph" style:parent-style-name="Heading_20_3">
      <style:text-properties officeooo:rsid="00062038" officeooo:paragraph-rsid="00062038"/>
    </style:style>
    <style:style style:name="P13" style:family="paragraph" style:parent-style-name="Heading_20_3">
      <style:text-properties officeooo:rsid="00075fce" officeooo:paragraph-rsid="00075fce"/>
    </style:style>
    <style:style style:name="T1" style:family="text">
      <style:text-properties officeooo:rsid="0004dd6f"/>
    </style:style>
    <style:style style:name="T2" style:family="text">
      <style:text-properties officeooo:rsid="0006bd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he Ordner ColorGameSolution</text:p>
      <text:h text:style-name="P13" text:outline-level="3">Module Design Pattern</text:h>
      <text:list xml:id="list1644334565" text:style-name="L8">
        <text:list-item>
          <text:p text:style-name="P10">variablen in objekte packen</text:p>
        </text:list-item>
        <text:list-item>
          <text:p text:style-name="P10">jedes objekt stellt den Variablenhaushalt eines Modules dar</text:p>
        </text:list-item>
      </text:list>
      <text:h text:style-name="P12" text:outline-level="3">Funktionslänge</text:h>
      <text:list xml:id="list2150040100" text:style-name="L7">
        <text:list-item>
          <text:p text:style-name="P9">max. 20 Zeilen (<text:span text:style-name="T2">im Video Colt sagt sogar max. 10 Zeilen)</text:span></text:p>
        </text:list-item>
      </text:list>
      <text:h text:style-name="P11" text:outline-level="3">State Machine</text:h>
      <text:list xml:id="list3669678940" text:style-name="L6">
        <text:list-item>
          <text:p text:style-name="P8"><text:span text:style-name="T1">Init()<text:line-break/>setupModeButtons()<text:line-break/>setupSquares() - including event listeners<text:line-break/>reset() - Neustart, wenn Spiel gewonnen wurde</text:span></text:p>
        </text:list-item>
      </text:list>
      <text:h text:style-name="Heading_20_3" text:outline-level="3">Reset</text:h>
      <text:list xml:id="list134834529750720" text:continue-numbering="true" text:style-name="L6">
        <text:list-item>
          <text:p text:style-name="P5">Ausblenden der 2.Kachelreihe hierher verschieben</text:p>
        </text:list-item>
        <text:list-item>
          <text:p text:style-name="P5">Ändern der Kachelfarben</text:p>
        </text:list-item>
      </text:list>
      <text:h text:style-name="Heading_20_3" text:outline-level="3">Farbrepresentation</text:h>
      <text:list xml:id="list1930882195" text:style-name="L1">
        <text:list-item>
          <text:p text:style-name="P2">statt Objekt<text:line-break/>{ red: 128, green: 23, blue: 55 }</text:p>
        </text:list-item>
        <text:list-item>
          <text:p text:style-name="P2">RGB-String (wird so z.B. in DOM-Element.style.backgroundColor abgebildet<text:line-break/>"rgb(128, 23 , 55)"</text:p>
        </text:list-item>
      </text:list>
      <text:h text:style-name="Heading_20_3" text:outline-level="3">Farbige Kacheln (Square)</text:h>
      <text:list xml:id="list1391098650" text:style-name="L2">
        <text:list-item>
          <text:p text:style-name="P3">statt zwei verschiedene Reihen (in html Dokumentstruktur) mit unterschiedlichen IDs</text:p>
        </text:list-item>
        <text:list-item>
          <text:p text:style-name="P3">hintereinanderweg</text:p>
        </text:list-item>
      </text:list>
      <text:h text:style-name="Heading_20_3" text:outline-level="3">generateRandomColors</text:h>
      <text:list xml:id="list1839694675" text:style-name="L4">
        <text:list-item>
          <text:p text:style-name="P4">array.push() zum Anhängen verwenden</text:p>
        </text:list-item>
      </text:list>
      <text:h text:style-name="Heading_20_3" text:outline-level="3">Hard and Easy Mode Buttons</text:h>
      <text:list xml:id="list2461664011" text:style-name="L5">
        <text:list-item>
          <text:p text:style-name="P6">statt ID (hard und easy) eine einheitliche Klasse nutzen (Mode)<text:line-break/><text:span text:style-name="T1">Grund: Buttons haben fast die gleiche Funktionalität</text:span></text:p>
        </text:list-item>
        <text:list-item>
          <text:p text:style-name="P7">adding Listeners in Schleife möglich (einfach, weitere Buttons hinzuzufügen)</text:p>
        </text:list-item>
        <text:list-item>
          <text:p text:style-name="P7">selektierten Button mit .classList.remove und .classList.ad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3-29T13:48:33.734588029</dc:date>
    <dc:creator>Holger Grzonka</dc:creator>
    <meta:editing-duration>PT43M59S</meta:editing-duration>
    <meta:editing-cycles>6</meta:editing-cycles>
    <meta:document-statistic meta:table-count="0" meta:image-count="0" meta:object-count="0" meta:page-count="1" meta:paragraph-count="23" meta:word-count="147" meta:character-count="1037" meta:non-whitespace-character-count="927"/>
  </office:meta>
</office:document-meta>
</file>